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3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23cm" fo:text-align="justify" style:justify-single-word="false" style:text-autospace="none"/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2" style:family="paragraph" style:parent-style-name="Standard">
      <style:paragraph-properties style:line-height-at-least="0.423cm" style:text-autospace="none"/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11.24cm" fo:margin-right="0cm" style:line-height-at-least="0.423cm" fo:text-indent="0cm" style:auto-text-indent="false" style:text-autospace="none"/>
      <style:text-properties style:font-name="Arial2" fo:font-size="10pt" fo:language="de" fo:country="CH" style:font-name-asian="Arial2" style:font-size-asian="10pt" style:font-name-complex="Arial2" style:font-size-complex="10pt"/>
    </style:style>
    <style:style style:name="P6" style:family="paragraph" style:parent-style-name="Standard">
      <style:paragraph-properties fo:margin-left="11.24cm" fo:margin-right="0cm" style:line-height-at-least="0.423cm" fo:text-indent="1.249cm" style:auto-text-indent="false" style:text-autospace="none"/>
      <style:text-properties style:font-name="Arial2" fo:font-size="10pt" fo:language="de" fo:country="CH" style:font-name-asian="Arial2" style:font-size-asian="10pt" style:font-name-complex="Arial2" style:font-size-complex="10pt"/>
    </style:style>
    <style:style style:name="P7" style:family="paragraph" style:parent-style-name="Standard">
      <style:paragraph-properties fo:margin-left="11.24cm" fo:margin-right="-2cm" style:line-height-at-least="0.423cm" fo:text-indent="0cm" style:auto-text-indent="false" style:text-autospace="none"/>
      <style:text-properties style:use-window-font-color="true" style:font-name="Arial2" fo:font-size="10pt" fo:language="de" fo:country="CH" style:letter-kerning="true" style:font-name-asian="Arial2" style:font-size-asian="10pt" style:language-asian="hi" style:country-asian="IN" style:font-name-complex="Arial2" style:font-size-complex="10pt"/>
    </style:style>
    <style:style style:name="P8" style:family="paragraph" style:parent-style-name="Standard">
      <style:paragraph-properties fo:margin-left="9.991cm" fo:margin-right="0cm" style:line-height-at-least="0.423cm" fo:text-indent="1.249cm" style:auto-text-indent="false" style:text-autospace="none"/>
      <style:text-properties style:font-name="Arial2" fo:font-size="10pt" fo:language="de" fo:country="CH" style:font-name-asian="Arial2" style:font-size-asian="10pt" style:font-name-complex="Arial2" style:font-size-complex="10pt"/>
    </style:style>
    <style:style style:name="P9" style:family="paragraph" style:parent-style-name="Standard">
      <style:paragraph-properties fo:margin-left="9.991cm" fo:margin-right="0cm" style:line-height-at-least="0.423cm" fo:text-indent="1.249cm" style:auto-text-indent="false" style:text-autospace="none"/>
      <style:text-properties style:font-name="Arial2" fo:font-size="10pt" fo:language="de" fo:country="DE" style:font-name-asian="Arial2" style:font-size-asian="10pt" style:font-name-complex="Arial2" style:font-size-complex="10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paragraph-properties style:line-height-at-least="0.423cm" fo:text-align="justify" style:justify-single-word="false" style:text-autospace="none"/>
      <style:text-properties style:font-name="Arial2" fo:font-size="10pt" fo:language="de" fo:country="DE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P12" style:family="paragraph" style:parent-style-name="Standard">
      <style:paragraph-properties style:line-height-at-least="0.423cm" fo:keep-with-next="always" style:text-autospace="none"/>
      <style:text-properties style:font-name="Arial2" fo:font-size="10pt" fo:language="de" fo:country="DE" fo:font-weight="bold" style:font-name-asian="Arial2" style:font-size-asian="10pt" style:font-weight-asian="bold" style:font-name-complex="Arial2" style:font-size-complex="10pt" style:font-weight-complex="bold"/>
    </style:style>
    <style:style style:name="P13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7">[Adressat.Titel]</text:p>
      <text:p text:style-name="P7">[Adressat.Vorname] [Adressat.Name]</text:p>
      <text:p text:style-name="P5">[Adressat.Strasse]</text:p>
      <text:p text:style-name="P5">[Adressat.Plz] [Adressat.Ort]</text:p>
      <text:p text:style-name="P6"/>
      <text:p text:style-name="P8"><text:span text:style-name="T1">[Mandant.Ort]</text:span>, [Datum.heute]</text:p>
      <text:p text:style-name="Standard"/>
      <text:p text:style-name="Standard"/>
      <text:p text:style-name="P9"/>
      <text:p text:style-name="P12">[Patient.Vorname] [Patient.Name] [Patient.Geburtsdatum], [Patient.Strasse], [Patient.Plz] [Patient.Ort]</text:p>
      <text:p text:style-name="P1"/>
      <text:p text:style-name="P1"/>
      <text:p text:style-name="P1">Überweisung zur Abklärung</text:p>
      <text:p text:style-name="P1"/>
      <text:p text:style-name="P1">Der Patient war in meiner Praxis wegen folgendem Leiden:</text:p>
      <text:p text:style-name="P1"/>
      <text:p text:style-name="P10">Jetziges Leiden</text:p>
      <text:p text:style-name="Text_20_body">[HilotecKG:Konsultation:cur:JetzigesLeiden]</text:p>
      <text:p text:style-name="P10">Lokalstatus</text:p>
      <text:p text:style-name="Text_20_body">[HilotecKG:Konsultation:cur:LokStatus]</text:p>
      <text:p text:style-name="P10">Diagnose</text:p>
      <text:p text:style-name="Text_20_body">[HilotecKG:Konsultation:cur:Diagnose]</text:p>
      <text:p text:style-name="P10">Prozedere</text:p>
      <text:p text:style-name="P1">[HilotecKG:Konsultation:cur:Prozedere]</text:p>
      <text:p text:style-name="P11"/>
      <text:p text:style-name="P11">Anamnese:</text:p>
      <text:p text:style-name="P10">Persönliche Anamnese</text:p>
      <text:p text:style-name="Standard">[Patient.PersAnamnese]</text:p>
      <text:p text:style-name="P3">Systemanamnese</text:p>
      <text:p text:style-name="Standard">[Patient.SystemAnamnese]</text:p>
      <text:p text:style-name="P3">Sozialanamnese</text:p>
      <text:p text:style-name="P4">[Patient.Bemerkung]</text:p>
      <text:p text:style-name="P3">Familienanamnese</text:p>
      <text:p text:style-name="Standard">[Patient.FamilienAnamnese]</text:p>
      <text:p text:style-name="Standard"/>
      <text:h text:style-name="Heading_20_2" text:outline-level="2"/>
      <text:p text:style-name="P1"/>
      <text:p text:style-name="P1"/>
      <text:p text:style-name="P1"><text:tab/><text:tab/><text:tab/></text:p>
      <text:p text:style-name="P1"/>
      <text:p text:style-name="P1">Freundliche Grüssen</text:p>
      <text:p text:style-name="P1"/>
      <text:p text:style-name="P1">[Mandant.Titel] [Mandant.Vorname] [Mandant.Name]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3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fo:language="de" fo:country="CH"/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905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2.54cm" fo:margin-right="0cm" fo:margin-top="0cm" fo:margin-bottom="0.212cm" fo:text-indent="0cm" style:auto-text-indent="false"/>
    </style:style>
    <style:style style:name="List_20_4_20_End" style:display-name="List 4 End" style:family="paragraph" style:parent-style-name="List" style:class="list">
      <style:paragraph-properties fo:margin="100%" fo:margin-left="2.54cm" fo:margin-right="0cm" fo:margin-top="0cm" fo:margin-bottom="0.423cm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2.54cm" fo:margin-right="0cm" fo:margin-top="0.423cm" fo:margin-bottom="0.212cm" fo:text-indent="-0.635cm" style:auto-text-indent="false"/>
    </style:style>
    <style:style style:name="List_20_5" style:display-name="List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List_20_5_20_End" style:display-name="List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3.175cm" fo:margin-right="0cm" fo:margin-top="0.423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1.27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905cm" fo:margin-right="0cm" fo:margin-top="0cm" fo:margin-bottom="0.423cm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2.54cm" fo:margin-right="0cm" fo:margin-top="0cm" fo:margin-bottom="0.212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2.54cm" fo:margin-right="0cm" fo:margin-top="0cm" fo:margin-bottom="0.423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2.54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3.175cm" fo:margin-right="0cm" fo:margin-top="0.423cm" fo:margin-bottom="0.212cm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envelope_20_return" style:display-name="envelope return" style:family="paragraph" style:parent-style-name="Standard" style:default-outline-level="">
      <style:text-properties style:font-name="Arial3" fo:font-size="10pt" style:font-size-asian="10pt" style:font-name-complex="Arial4" style:font-size-complex="10pt"/>
    </style:style>
    <style:style style:name="envelope_20_address" style:display-name="envelope address" style:family="paragraph" style:parent-style-name="Standard" style:default-outline-level="">
      <style:text-properties style:font-name="Arial3" style:font-name-complex="Arial4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Sprechblasentext_20_Zchn" style:display-name="Sprechblasentext Zchn" style:family="text" style:parent-style-name="Default_20_Paragraph_20_Font">
      <style:text-properties style:font-name="Tahoma" fo:font-size="8pt" fo:language="de" fo:country="DE" style:font-size-asian="8pt" style:language-asian="de" style:country-asian="DE" style:font-name-complex="Tahoma1" style:font-size-complex="8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3.792cm" style:rel-column-width="53166*"/>
    </style:style>
    <style:style style:name="Tabelle3.B" style:family="table-column">
      <style:table-column-properties style:column-width="3.209cm" style:rel-column-width="12369*"/>
    </style:style>
    <style:style style:name="Tabelle3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701cm" fo:page-height="11.4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Header">[Mandant.Titel] [Mandant.Vorname] [Mandant.Name]</text:p>
              <text:p text:style-name="Header">[Mandant:mw:Facharzt/Fachärztin] für Allgemeinmedizin FMH</text:p>
            </table:table-cell>
            <table:table-cell table:style-name="Tabelle3.A1" office:value-type="string">
              <text:p text:style-name="MP1">[Mandant.Strasse],</text:p>
              <text:p text:style-name="MP1">[Mandant.Plz] [Mandant.Ort]</text:p>
            </table:table-cell>
          </table:table-row>
        </table:table>
        <text:p text:style-name="Header"/>
      </style:header>
    </style:master-page>
    <style:master-page style:name="Endnote" style:page-layout-name="Mpm2"/>
    <style:master-page style:name="Envelope" style:page-layout-name="Mpm3"/>
    <style:master-page style:name="Footnote" style:page-layout-name="Mpm2"/>
    <style:master-page style:name="First_20_Page" style:display-name="First Page" style:page-layout-name="Mpm4" style:next-style-name="Standard"/>
    <style:master-page style:name="HTML" style:page-layout-name="Mpm5"/>
    <style:master-page style:name="Index" style:page-layout-name="Mpm4"/>
    <style:master-page style:name="Left_20_Page" style:display-name="Left Page" style:page-layout-name="Mpm6"/>
    <style:master-page style:name="Right_20_Page" style:display-name="Right Pag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date>2012-10-20T19:39:44.70</dc:date>
    <meta:editing-duration>PT33M47S</meta:editing-duration>
    <meta:editing-cycles>11</meta:editing-cycles>
    <meta:document-statistic meta:table-count="1" meta:image-count="0" meta:object-count="0" meta:page-count="1" meta:paragraph-count="33" meta:word-count="60" meta:character-count="893" meta:non-whitespace-character-count="860"/>
    <meta:user-defined meta:name="Info 1"/>
    <meta:user-defined meta:name="Info 2"/>
    <meta:user-defined meta:name="Info 3"/>
    <meta:user-defined meta:name="Info 4"/>
  </office:meta>
</office:document-meta>
</file>